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MessageEndpointFactory.createEndpoint( XAResource xa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MessageEndpoint.getEndpoin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Factory.createEndpoin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Factory.setMessageListener( Object messa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.invoke( MethodInvocation methodInvoc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GenericMessageEndpoint.adaptExceptionIfNecessary( MethodInvocation methodInvocation , Resource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alResourceException.InternalResourceException( Resource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ssageEndpointFactory.getMessag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